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4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4">
      <style:table-cell-properties style:vertical-align="automatic"/>
      <style:text-properties fo:font-size="10pt" style:font-size-asian="10pt" style:font-size-complex="10pt"/>
    </style:style>
    <style:style style:name="ce9" style:family="table-cell" style:parent-style-name="Percent" style:data-style-name="N36">
      <style:table-cell-properties style:vertical-align="automatic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14">
      <style:table-cell-properties fo:border-top="none" fo:border-bottom="none" fo:border-left="thin solid #000000" fo:border-right="thin solid #000000"/>
    </style:style>
    <style:style style:name="ce23" style:family="table-cell" style:parent-style-name="Default" style:data-style-name="N14">
      <style:table-cell-properties fo:border-top="none" fo:border-bottom="none" fo:border-left="none" fo:border-right="thin solid #000000"/>
    </style:style>
    <style:style style:name="ce24" style:family="table-cell" style:parent-style-name="Default" style:data-style-name="N14">
      <style:table-cell-properties fo:border-top="none" fo:border-bottom="none" fo:border-left="thin solid #000000" fo:border-right="thin solid #000000" style:vertical-align="automatic"/>
    </style:style>
    <style:style style:name="ce25" style:family="table-cell" style:parent-style-name="Default" style:data-style-name="N14">
      <style:table-cell-properties fo:border-top="none" fo:border-bottom="none" fo:border-left="none" fo:border-right="thin solid #000000" style:vertical-align="automatic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</style:style>
    <style:style style:name="ce29" style:family="table-cell" style:parent-style-name="Default" style:data-style-name="N0">
      <style:table-cell-properties style:vertical-align="automatic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93183333333333cm" style:use-optimal-column-width="true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0.931333333333333cm"/>
    </style:style>
    <style:style style:name="co4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10.392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7.19666666666667cm" style:use-optimal-column-width="true"/>
    </style:style>
    <style:style style:name="co10" style:family="table-column">
      <style:table-column-properties fo:break-before="auto" style:column-width="1.94733333333333cm"/>
    </style:style>
    <style:style style:name="co11" style:family="table-column">
      <style:table-column-properties fo:break-before="auto" style:column-width="0.8255cm" style:use-optimal-column-width="true"/>
    </style:style>
    <style:style style:name="co12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cul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8" table:default-cell-style-name="ce1"/>
        <table:table-column table:style-name="co7" table:number-columns-repeated="998" table:default-cell-style-name="ce1"/>
        <table:table-column table:style-name="co8" table:number-columns-repeated="15361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8 channels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2" table:style-name="ce1"/>
          <table:table-cell office:value-type="string" table:style-name="ce1">
            <text:p>Channels</text:p>
          </table:table-cell>
          <table:table-cell office:value-type="float" office:value="8" table:formula="of:=IF([.B3];8;4)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plerate [Hz]</text:p>
          </table:table-cell>
          <table:table-cell office:value-type="float" office:value="46875" table:style-name="ce1">
            <text:p>46875</text:p>
          </table:table-cell>
          <table:table-cell table:number-columns-repeated="2" table:style-name="ce1"/>
          <table:table-cell office:value-type="string" table:style-name="ce4">
            <text:p>Number sine-period during single stimulation</text:p>
          </table:table-cell>
          <table:table-cell office:value-type="float" office:value="7.9980000000000002" table:formula="of:=[.B5]/(1000/[.B6])" table:style-name="ce1">
            <text:p>7,998</text:p>
          </table:table-cell>
          <table:table-cell office:value-type="string" office:string-value="WARNING!! Sinewave not complete at end of stimulation period" table:formula="of:=IF(MOD([.F4];1)=0;&quot;OK&quot;;&quot;WARNING!! Sinewave not complete at end of stimulation period&quot;)" table:style-name="ce1">
            <text:p>WARNING!! Sinewave not complete at end of stimulation perio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timulation frequency [Hz]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z</text:p>
          </table:table-cell>
          <table:table-cell table:style-name="ce1"/>
          <table:table-cell office:value-type="string" table:style-name="ce1">
            <text:p>Total silence within cycle (ms)</text:p>
          </table:table-cell>
          <table:table-cell office:value-type="float" office:value="512" table:formula="of:=[.B7]-[.F3]*[.B6]" table:style-name="ce1">
            <text:p>512</text:p>
          </table:table-cell>
          <table:table-cell office:value-type="string" office:string-value="OK" table:formula="of:=IF([.F5]&lt;0;&quot;WARNING!! Cycle period too short for stimulation of all channels&quot;;&quot;OK&quot;)" table:style-name="ce1">
            <text:p>O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timulation duration [ms]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string" table:style-name="ce1">
            <text:p>Silence after stimulation until next (ms)</text:p>
          </table:table-cell>
          <table:table-cell office:value-type="float" office:value="64" table:formula="of:=[.F5]/[.F3]" table:style-name="ce1">
            <text:p>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ycle period (duration) [ms]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m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Number of cycles in pauze cycle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Number of cycles in pauze cycle to pauz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Jitter on timing %</text:p>
          </table:table-cell>
          <table:table-cell office:value-type="percentage" office:value="0.23499999999999999" table:style-name="ce6">
            <text:p>23,50%</text:p>
          </table:table-cell>
          <table:table-cell table:number-columns-repeated="2" table:style-name="ce1"/>
          <table:table-cell office:value-type="string" table:style-name="ce7">
            <text:p>Maximum stimulation delay by jitter (ms)<text:s/></text:p>
            <text:p>235 ~ 23,5%</text:p>
          </table:table-cell>
          <table:table-cell office:value-type="float" office:value="5.8749999999999997E-2" table:formula="of:=[.B7]/[.F3]*[.B10]/1000" table:style-name="ce8">
            <text:p>0,06</text:p>
          </table:table-cell>
          <table:table-cell office:value-type="string" office:string-value="OK" table:formula="of:=IF([.F10]&gt;[.F6];&quot;WARNING!!! There is not enough silence after stimulation for jitter&quot;;&quot;OK&quot;)" table:style-name="ce1">
            <text:p>O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Volume %</text:p>
          </table:table-cell>
          <table:table-cell office:value-type="percentage" office:value="0.75" table:style-name="ce9">
            <text:p>75,0%</text:p>
          </table:table-cell>
          <table:table-cell table:number-columns-repeated="2" table:style-name="ce1"/>
          <table:table-cell office:value-type="string" table:style-name="ce1">
            <text:p>100% ~ 278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Presets" table:style-name="ta2"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1019" table:default-cell-style-name="ce1"/>
        <table:table-column table:style-name="co8" table:number-columns-repeated="15358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Preset #</text:p>
          </table:table-cell>
          <table:table-cell office:value-type="string" table:style-name="ce11">
            <text:p>001</text:p>
          </table:table-cell>
          <table:table-cell office:value-type="string" table:style-name="ce11">
            <text:p>002</text:p>
          </table:table-cell>
          <table:table-cell office:value-type="string" table:style-name="ce33">
            <text:p>003</text:p>
          </table:table-cell>
          <table:table-cell table:style-name="ce33"/>
          <table:table-cell table:number-columns-repeated="2" table:style-name="ce11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4">
          <table:table-cell table:style-name="ce12"/>
          <table:table-cell office:value-type="string" table:number-columns-spanned="4" table:number-rows-spanned="1" table:style-name="ce53">
            <text:p>8 Channels</text:p>
          </table:table-cell>
          <table:covered-table-cell table:number-columns-repeated="3"/>
          <table:table-cell office:value-type="string" table:number-columns-spanned="2" table:number-rows-spanned="1" table:style-name="ce30">
            <text:p>4 Channels</text:p>
          </table:table-cell>
          <table:covered-table-cell/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4">
          <table:table-cell table:style-name="ce12"/>
          <table:table-cell office:value-type="string" table:style-name="ce13">
            <text:p>40 Hz</text:p>
          </table:table-cell>
          <table:table-cell office:value-type="string" table:style-name="ce38">
            <text:p>250 Hz</text:p>
          </table:table-cell>
          <table:table-cell office:value-type="string" table:style-name="ce46">
            <text:p>43 Hz</text:p>
          </table:table-cell>
          <table:table-cell table:style-name="ce42"/>
          <table:table-cell office:value-type="string" table:style-name="ce39">
            <text:p>40 Hz</text:p>
          </table:table-cell>
          <table:table-cell office:value-type="string" table:style-name="ce14">
            <text:p>250 Hz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8 channels</text:p>
          </table:table-cell>
          <table:table-cell office:value-type="boolean" office:boolean-value="true" table:formula="of:=TRUE()" table:style-name="ce16">
            <text:p>TRUE</text:p>
          </table:table-cell>
          <table:table-cell office:value-type="boolean" office:boolean-value="true" table:formula="of:=TRUE()" table:style-name="ce16">
            <text:p>TRUE</text:p>
          </table:table-cell>
          <table:table-cell office:value-type="boolean" office:boolean-value="true" table:formula="of:=TRUE()" table:style-name="ce47">
            <text:p>TRUE</text:p>
          </table:table-cell>
          <table:table-cell table:style-name="ce50"/>
          <table:table-cell office:value-type="boolean" office:boolean-value="false" table:formula="of:=FALSE()" table:style-name="ce48">
            <text:p>FALSE</text:p>
          </table:table-cell>
          <table:table-cell office:value-type="boolean" office:boolean-value="false" table:formula="of:=FALSE()" table:style-name="ce17">
            <text:p>FALSE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Samplerate [Hz]</text:p>
          </table:table-cell>
          <table:table-cell office:value-type="float" office:value="46875" table:style-name="ce12">
            <text:p>46875</text:p>
          </table:table-cell>
          <table:table-cell office:value-type="float" office:value="46875" table:style-name="ce12">
            <text:p>46875</text:p>
          </table:table-cell>
          <table:table-cell office:value-type="float" office:value="46875" table:style-name="ce1">
            <text:p>46875</text:p>
          </table:table-cell>
          <table:table-cell table:style-name="ce50"/>
          <table:table-cell office:value-type="float" office:value="46875" table:style-name="ce18">
            <text:p>46875</text:p>
          </table:table-cell>
          <table:table-cell office:value-type="float" office:value="46875" table:style-name="ce18">
            <text:p>46875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stimulation frequency [Hz]</text:p>
          </table:table-cell>
          <table:table-cell office:value-type="float" office:value="40" table:style-name="ce12">
            <text:p>40</text:p>
          </table:table-cell>
          <table:table-cell office:value-type="float" office:value="250" table:style-name="ce19">
            <text:p>250</text:p>
          </table:table-cell>
          <table:table-cell office:value-type="float" office:value="43" table:style-name="ce1">
            <text:p>43</text:p>
          </table:table-cell>
          <table:table-cell table:style-name="ce50"/>
          <table:table-cell office:value-type="float" office:value="40" table:style-name="ce18">
            <text:p>40</text:p>
          </table:table-cell>
          <table:table-cell office:value-type="float" office:value="250" table:style-name="ce20">
            <text:p>25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stimulation duration [ms]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9">
            <text:p>100</text:p>
          </table:table-cell>
          <table:table-cell office:value-type="float" office:value="186" table:style-name="ce1">
            <text:p>186</text:p>
          </table:table-cell>
          <table:table-cell table:style-name="ce50"/>
          <table:table-cell office:value-type="float" office:value="200" table:style-name="ce18">
            <text:p>200</text:p>
          </table:table-cell>
          <table:table-cell office:value-type="float" office:value="100" table:style-name="ce20">
            <text:p>1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Cycle period (duration) [ms]</text:p>
          </table:table-cell>
          <table:table-cell office:value-type="float" office:value="2240" table:style-name="ce12">
            <text:p>2240</text:p>
          </table:table-cell>
          <table:table-cell office:value-type="float" office:value="1332" table:style-name="ce19">
            <text:p>1332</text:p>
          </table:table-cell>
          <table:table-cell office:value-type="float" office:value="2000" table:style-name="ce1">
            <text:p>2000</text:p>
          </table:table-cell>
          <table:table-cell table:style-name="ce50"/>
          <table:table-cell office:value-type="float" office:value="1120" table:style-name="ce20">
            <text:p>1120</text:p>
          </table:table-cell>
          <table:table-cell office:value-type="float" office:value="666" table:style-name="ce20">
            <text:p>66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1">
            <text:p>Number of cycles in pauze cycle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">
            <text:p>5</text:p>
          </table:table-cell>
          <table:table-cell table:style-name="ce50"/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1">
            <text:p>Number of cycles in pauze cycle to pauze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">
            <text:p>2</text:p>
          </table:table-cell>
          <table:table-cell table:style-name="ce50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Jitter on timing %</text:p>
          </table:table-cell>
          <table:table-cell office:value-type="percentage" office:value="0.23499999999999999" table:style-name="ce22">
            <text:p>23,50%</text:p>
          </table:table-cell>
          <table:table-cell office:value-type="percentage" office:value="0.23499999999999999" table:style-name="ce22">
            <text:p>23,50%</text:p>
          </table:table-cell>
          <table:table-cell office:value-type="percentage" office:value="0.23499999999999999" table:style-name="ce6">
            <text:p>23,50%</text:p>
          </table:table-cell>
          <table:table-cell table:style-name="ce50"/>
          <table:table-cell office:value-type="percentage" office:value="0.23499999999999999" table:style-name="ce23">
            <text:p>23,50%</text:p>
          </table:table-cell>
          <table:table-cell office:value-type="percentage" office:value="0.23499999999999999" table:style-name="ce23">
            <text:p>23,50%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5">
            <text:p>Volume %</text:p>
          </table:table-cell>
          <table:table-cell office:value-type="percentage" office:value="0.75" table:style-name="ce24">
            <text:p>75,00%</text:p>
          </table:table-cell>
          <table:table-cell office:value-type="percentage" office:value="7.0000000000000007E-2" table:style-name="ce24">
            <text:p>7,00%</text:p>
          </table:table-cell>
          <table:table-cell office:value-type="percentage" office:value="0.75" table:style-name="ce9">
            <text:p>75,0%</text:p>
          </table:table-cell>
          <table:table-cell table:style-name="ce50"/>
          <table:table-cell office:value-type="percentage" office:value="0.75" table:style-name="ce25">
            <text:p>75,00%</text:p>
          </table:table-cell>
          <table:table-cell office:value-type="percentage" office:value="7.0000000000000007E-2" table:style-name="ce25">
            <text:p>7,00%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6">
            <text:p>p2p displacement amplitude [mm]</text:p>
          </table:table-cell>
          <table:table-cell office:value-type="float" office:value="0.25" table:style-name="ce27">
            <text:p>0,25</text:p>
          </table:table-cell>
          <table:table-cell office:value-type="float" office:value="0.03" table:style-name="ce27">
            <text:p>0,03</text:p>
          </table:table-cell>
          <table:table-cell office:value-type="float" office:value="0.25" table:style-name="ce43">
            <text:p>0,25</text:p>
          </table:table-cell>
          <table:table-cell table:style-name="ce49"/>
          <table:table-cell office:value-type="float" office:value="0.25" table:style-name="ce45">
            <text:p>0,25</text:p>
          </table:table-cell>
          <table:table-cell office:value-type="float" office:value="0.03" table:style-name="ce28">
            <text:p>0,0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4">
            <text:p>Targetted mechanoreceptive units</text:p>
          </table:table-cell>
          <table:table-cell office:value-type="string" table:style-name="ce35">
            <text:p>FA I</text:p>
          </table:table-cell>
          <table:table-cell office:value-type="string" table:style-name="ce35">
            <text:p>FA II</text:p>
          </table:table-cell>
          <table:table-cell office:value-type="string" table:style-name="ce44">
            <text:p>FA I</text:p>
          </table:table-cell>
          <table:table-cell table:style-name="ce51"/>
          <table:table-cell office:value-type="string" table:style-name="ce17">
            <text:p>FA I</text:p>
          </table:table-cell>
          <table:table-cell office:value-type="string" table:style-name="ce17">
            <text:p>FA II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36">
            <text:p>Parkinson Symptom</text:p>
          </table:table-cell>
          <table:table-cell table:number-columns-repeated="2" table:style-name="ce42"/>
          <table:table-cell office:value-type="string" table:style-name="ce52">
            <text:p>TREMOR</text:p>
          </table:table-cell>
          <table:table-cell table:style-name="ce51"/>
          <table:table-cell table:style-name="ce37"/>
          <table:table-cell table:style-name="ce42"/>
          <table:table-cell table:number-columns-repeated="16377" table:style-name="ce1"/>
        </table:table-row>
        <table:table-row table:style-name="ro4">
          <table:table-cell table:style-name="ce29"/>
          <table:table-cell table:number-columns-repeated="16383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pgode</meta:initial-creator>
    <dc:creator>Pieter Godefroy</dc:creator>
    <meta:creation-date>2023-12-24T10:15:07Z</meta:creation-date>
    <dc:date>2024-02-06T08:00:44Z</dc:date>
  </office:meta>
</office:document-meta>
</file>